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950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svg:stroke-width="0.03cm" svg:stroke-color="#c0c0c0" draw:marker-start-width="0.35cm" draw:marker-end-width="0.35cm" draw:fill="none" draw:fill-color="#4c4c4c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svg:stroke-width="0.03cm" svg:stroke-color="#c0c0c0" draw:marker-start-width="0.35cm" draw:marker-end-width="0.35cm" draw:fill="none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0.75cm" svg:height="0.75cm" svg:x="0.63cm" svg:y="1.63cm">
            <text:p/>
          </draw:circle>
          <draw:circle draw:style-name="gr2" draw:text-style-name="P1" draw:layer="layout" svg:width="0.38cm" svg:height="0.38cm" svg:x="0.815cm" svg:y="1.815cm">
            <text:p/>
          </draw:circle>
        </draw:g>
        <draw:g>
          <draw:rect draw:style-name="gr1" draw:text-style-name="P1" draw:layer="layout" svg:width="0.75cm" svg:height="0.75cm" svg:x="0.625cm" svg:y="0.625cm">
            <text:p/>
          </draw:rect>
          <draw:circle draw:style-name="gr2" draw:text-style-name="P1" draw:layer="layout" svg:width="0.375cm" svg:height="0.375cm" svg:x="0.82cm" svg:y="0.82cm">
            <text:p/>
          </draw:circle>
        </draw:g>
        <draw:g>
          <draw:circle draw:style-name="gr1" draw:text-style-name="P1" draw:layer="layout" svg:width="0.75cm" svg:height="0.75cm" svg:x="0.63cm" svg:y="2.63cm">
            <text:p/>
          </draw:circle>
          <draw:circle draw:style-name="gr2" draw:text-style-name="P1" draw:layer="layout" svg:width="0.38cm" svg:height="0.38cm" svg:x="0.815cm" svg:y="2.815cm">
            <text:p/>
          </draw:circle>
        </draw:g>
        <draw:g>
          <draw:circle draw:style-name="gr1" draw:text-style-name="P1" draw:layer="layout" svg:width="0.75cm" svg:height="0.75cm" svg:x="0.63cm" svg:y="3.63cm">
            <text:p/>
          </draw:circle>
          <draw:circle draw:style-name="gr2" draw:text-style-name="P1" draw:layer="layout" svg:width="0.38cm" svg:height="0.38cm" svg:x="0.815cm" svg:y="3.815cm">
            <text:p/>
          </draw:circle>
        </draw:g>
        <draw:g>
          <draw:circle draw:style-name="gr1" draw:text-style-name="P1" draw:layer="layout" svg:width="0.75cm" svg:height="0.75cm" svg:x="3.63cm" svg:y="1.63cm">
            <text:p/>
          </draw:circle>
          <draw:circle draw:style-name="gr2" draw:text-style-name="P1" draw:layer="layout" svg:width="0.38cm" svg:height="0.38cm" svg:x="3.815cm" svg:y="1.815cm">
            <text:p/>
          </draw:circle>
        </draw:g>
        <draw:g>
          <draw:circle draw:style-name="gr1" draw:text-style-name="P1" draw:layer="layout" svg:width="0.75cm" svg:height="0.75cm" svg:x="3.63cm" svg:y="2.63cm">
            <text:p/>
          </draw:circle>
          <draw:circle draw:style-name="gr2" draw:text-style-name="P1" draw:layer="layout" svg:width="0.38cm" svg:height="0.38cm" svg:x="3.815cm" svg:y="2.815cm">
            <text:p/>
          </draw:circle>
        </draw:g>
        <draw:g>
          <draw:circle draw:style-name="gr1" draw:text-style-name="P1" draw:layer="layout" svg:width="0.75cm" svg:height="0.75cm" svg:x="3.63cm" svg:y="3.63cm">
            <text:p/>
          </draw:circle>
          <draw:circle draw:style-name="gr2" draw:text-style-name="P1" draw:layer="layout" svg:width="0.38cm" svg:height="0.38cm" svg:x="3.815cm" svg:y="3.815cm">
            <text:p/>
          </draw:circle>
        </draw:g>
        <draw:g>
          <draw:circle draw:style-name="gr1" draw:text-style-name="P1" draw:layer="layout" svg:width="0.75cm" svg:height="0.75cm" svg:x="3.63cm" svg:y="0.63cm">
            <text:p/>
          </draw:circle>
          <draw:circle draw:style-name="gr2" draw:text-style-name="P1" draw:layer="layout" svg:width="0.38cm" svg:height="0.38cm" svg:x="3.815cm" svg:y="0.815cm">
            <text:p/>
          </draw:circle>
        </draw:g>
        <draw:g>
          <draw:rect draw:style-name="gr3" draw:text-style-name="P1" draw:layer="layout" svg:width="2cm" svg:height="4cm" svg:x="1.5cm" svg:y="0.5cm">
            <text:p/>
          </draw:rect>
          <draw:path draw:style-name="gr4" draw:text-style-name="P1" draw:layer="layout" svg:width="-0.749cm" svg:height="-0.379cm" svg:x="2.875cm" svg:y="0.88cm" svg:viewBox="0 0 -750 -380" svg:d="m0 380c0-215 163-380 375-380s375 165 375 38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9T01:11:37.69</meta:creation-date>
    <dc:date>2014-03-19T00:20:57.04</dc:date>
    <meta:editing-duration>PT1H5M49S</meta:editing-duration>
    <meta:editing-cycles>34</meta:editing-cycles>
    <meta:generator>OpenOffice.org/3.4.1$Win32 OpenOffice.org_project/341m1$Build-9593</meta:generator>
    <meta:document-statistic meta:object-count="27"/>
  </office:meta>
</office:document-meta>
</file>